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8cm"/>
      <style:text-properties fo:color="#ffffff" loext:opacity="100%" style:font-name="Consolas" fo:font-size="10.8000001907349pt" fo:font-weight="normal" fo:background-color="#002451"/>
    </style:style>
    <style:style style:name="P2" style:family="paragraph" style:parent-style-name="Standard">
      <style:paragraph-properties style:line-height-at-least="0.508cm"/>
      <style:text-properties fo:color="#ffffff" loext:opacity="100%" fo:background-color="#002451"/>
    </style:style>
    <style:style style:name="P3" style:family="paragraph" style:parent-style-name="Standard">
      <style:paragraph-properties style:line-height-at-least="0.508cm"/>
      <style:text-properties fo:color="#7285b7" loext:opacity="100%" style:font-name="Consolas" fo:font-size="10.8000001907349pt" fo:font-weight="normal" fo:background-color="#002451"/>
    </style:style>
    <style:style style:name="P4" style:family="paragraph" style:parent-style-name="Standard">
      <style:paragraph-properties style:line-height-at-least="0.508cm"/>
      <style:text-properties fo:color="#7285b7" loext:opacity="100%" fo:background-color="#002451"/>
    </style:style>
    <style:style style:name="P5" style:family="paragraph" style:parent-style-name="Standard">
      <style:paragraph-properties style:line-height-at-least="0.508cm"/>
    </style:style>
    <style:style style:name="P6" style:family="paragraph" style:parent-style-name="Standard">
      <style:paragraph-properties fo:margin-top="0cm" fo:margin-bottom="0.499cm" style:contextual-spacing="false" style:line-height-at-least="0.508cm"/>
    </style:style>
    <style:style style:name="T1" style:family="text">
      <style:text-properties style:font-name="Consolas" fo:font-size="10.8000001907349pt" fo:font-weight="normal"/>
    </style:style>
    <style:style style:name="T2" style:family="text">
      <style:text-properties fo:color="#ebbbff" loext:opacity="100%"/>
    </style:style>
    <style:style style:name="T3" style:family="text">
      <style:text-properties fo:color="#ebbbff" loext:opacity="100%" style:font-name="Consolas" fo:font-size="10.8000001907349pt" fo:font-weight="normal"/>
    </style:style>
    <style:style style:name="T4" style:family="text">
      <style:text-properties fo:color="#d1f1a9" loext:opacity="100%"/>
    </style:style>
    <style:style style:name="T5" style:family="text">
      <style:text-properties fo:color="#d1f1a9" loext:opacity="100%" style:font-name="Consolas" fo:font-size="10.8000001907349pt" fo:font-weight="normal"/>
    </style:style>
    <style:style style:name="T6" style:family="text">
      <style:text-properties fo:color="#bbdaff" loext:opacity="100%"/>
    </style:style>
    <style:style style:name="T7" style:family="text">
      <style:text-properties fo:color="#bbdaff" loext:opacity="100%" style:font-name="Consolas" fo:font-size="10.8000001907349pt" fo:font-weight="normal"/>
    </style:style>
    <style:style style:name="T8" style:family="text">
      <style:text-properties fo:color="#ffeead" loext:opacity="100%"/>
    </style:style>
    <style:style style:name="T9" style:family="text">
      <style:text-properties fo:color="#99ffff" loext:opacity="100%"/>
    </style:style>
    <style:style style:name="T10" style:family="text">
      <style:text-properties fo:color="#99ffff" loext:opacity="100%" style:font-name="Consolas" fo:font-size="10.8000001907349pt" fo:font-weight="normal"/>
    </style:style>
    <style:style style:name="T11" style:family="text">
      <style:text-properties fo:color="#ffc58f" loext:opacity="100%"/>
    </style:style>
    <style:style style:name="T12" style:family="text">
      <style:text-properties fo:color="#ffc58f" loext:opacity="100%" style:font-name="Consolas" fo:font-size="10.8000001907349pt" fo:font-weight="normal"/>
    </style:style>
    <style:style style:name="T13" style:family="text">
      <style:text-properties fo:color="#ff9da4" loext:opacity="100%" style:font-name="Consolas" fo:font-size="10.8000001907349pt" fo:font-weight="normal"/>
    </style:style>
    <style:style style:name="T14" style:family="text">
      <style:text-properties fo:color="#7285b7" loext:opacity="100%" style:font-name="Consolas" fo:font-size="10.8000001907349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**</text:p>
      <text:p text:style-name="P4"> <text:span text:style-name="T1">* @modified picospuch</text:span></text:p>
      <text:p text:style-name="P4"> <text:span text:style-name="T1">*/</text:span></text:p>
      <text:p text:style-name="P5"/>
      <text:p text:style-name="P1"><text:span text:style-name="T2">#include</text:span> <text:span text:style-name="T4">"PN532_I2C.h"</text:span></text:p>
      <text:p text:style-name="P1"><text:span text:style-name="T2">#include</text:span> <text:span text:style-name="T4">"PN532_debug.h"</text:span></text:p>
      <text:p text:style-name="P1"><text:span text:style-name="T2">#include</text:span> <text:span text:style-name="T4">"Arduino.h"</text:span></text:p>
      <text:p text:style-name="P5"/>
      <text:p text:style-name="P1"><text:span text:style-name="T2">#define</text:span> <text:span text:style-name="T6">PN532_I2C_ADDRESS</text:span>       (0x48 &gt;&gt; 1)</text:p>
      <text:p text:style-name="P6"/>
      <text:p text:style-name="P1"><text:span text:style-name="T8">PN532_I2C</text:span>::<text:span text:style-name="T6">PN532_I2C</text:span>(TwoWire <text:span text:style-name="T9">&amp;</text:span>wire)</text:p>
      <text:p text:style-name="P1">{</text:p>
      <text:p text:style-name="P2">    <text:span text:style-name="T1">_wire </text:span><text:span text:style-name="T10">=</text:span><text:span text:style-name="T1"> </text:span><text:span text:style-name="T10">&amp;</text:span><text:span text:style-name="T1">wire;</text:span></text:p>
      <text:p text:style-name="P2">    <text:span text:style-name="T1">command </text:span><text:span text:style-name="T10">=</text:span><text:span text:style-name="T1"> </text:span><text:span text:style-name="T12">0</text:span><text:span text:style-name="T1">;</text:span></text:p>
      <text:p text:style-name="P1">}</text:p>
      <text:p text:style-name="P5"/>
      <text:p text:style-name="P1"><text:span text:style-name="T2">void</text:span> <text:span text:style-name="T8">PN532_I2C</text:span>::<text:span text:style-name="T6">begin</text:span>()</text:p>
      <text:p text:style-name="P1">{</text:p>
      <text:p text:style-name="P2">    <text:span text:style-name="T13">_wire</text:span><text:span text:style-name="T1">-&gt;</text:span><text:span text:style-name="T7">begin</text:span><text:span text:style-name="T1">(</text:span><text:span text:style-name="T12">21</text:span><text:span text:style-name="T1">,</text:span><text:span text:style-name="T12">26</text:span><text:span text:style-name="T1">);</text:span></text:p>
      <text:p text:style-name="P1">}</text:p>
      <text:p text:style-name="P5"/>
      <text:p text:style-name="P1"><text:span text:style-name="T2">void</text:span> <text:span text:style-name="T8">PN532_I2C</text:span>::<text:span text:style-name="T6">wakeup</text:span>()</text:p>
      <text:p text:style-name="P1">{</text:p>
      <text:p text:style-name="P2">    <text:span text:style-name="T7">delay</text:span><text:span text:style-name="T1">(</text:span><text:span text:style-name="T12">500</text:span><text:span text:style-name="T1">);</text:span><text:span text:style-name="T14"> // wait for all ready to manipulate pn532</text:span></text:p>
      <text:p text:style-name="P1">}</text:p>
      <text:p text:style-name="P5"/>
      <text:p text:style-name="P1"><text:span text:style-name="T2">int8_t</text:span> <text:span text:style-name="T8">PN532_I2C</text:span>::<text:span text:style-name="T6">writeCommand</text:span>(<text:span text:style-name="T2">const</text:span> <text:span text:style-name="T2">uint8_t</text:span> <text:span text:style-name="T2">*</text:span><text:span text:style-name="T11">header</text:span>, <text:span text:style-name="T2">uint8_t</text:span> <text:span text:style-name="T11">hlen</text:span>, <text:span text:style-name="T2">const</text:span> <text:span text:style-name="T2">uint8_t</text:span> <text:span text:style-name="T2">*</text:span><text:span text:style-name="T11">body</text:span>, <text:span text:style-name="T2">uint8_t</text:span> <text:span text:style-name="T11">blen</text:span>)</text:p>
      <text:p text:style-name="P1">{</text:p>
      <text:p text:style-name="P2">    <text:span text:style-name="T1">command </text:span><text:span text:style-name="T10">=</text:span><text:span text:style-name="T1"> </text:span><text:span text:style-name="T13">header</text:span><text:span text:style-name="T1">[</text:span><text:span text:style-name="T12">0</text:span><text:span text:style-name="T1">];</text:span></text:p>
      <text:p text:style-name="P2">    <text:span text:style-name="T13">_wire</text:span><text:span text:style-name="T1">-&gt;</text:span><text:span text:style-name="T7">beginTransmission</text:span><text:span text:style-name="T1">(PN532_I2C_ADDRESS);</text:span></text:p>
      <text:p text:style-name="P2">    </text:p>
      <text:p text:style-name="P2">    <text:span text:style-name="T7">write</text:span><text:span text:style-name="T1">(PN532_PREAMBLE);</text:span></text:p>
      <text:p text:style-name="P2">    <text:span text:style-name="T7">write</text:span><text:span text:style-name="T1">(PN532_STARTCODE1);</text:span></text:p>
      <text:p text:style-name="P2">    <text:span text:style-name="T7">write</text:span><text:span text:style-name="T1">(PN532_STARTCODE2);</text:span></text:p>
      <text:p text:style-name="P2">    </text:p>
      <text:p text:style-name="P2">    <text:span text:style-name="T3">uint8_t</text:span><text:span text:style-name="T1"> length </text:span><text:span text:style-name="T10">=</text:span><text:span text:style-name="T1"> hlen </text:span><text:span text:style-name="T10">+</text:span><text:span text:style-name="T1"> blen </text:span><text:span text:style-name="T10">+</text:span><text:span text:style-name="T1"> </text:span><text:span text:style-name="T12">1</text:span><text:span text:style-name="T1">;</text:span><text:span text:style-name="T14">   // length of data field: TFI + DATA</text:span></text:p>
      <text:p text:style-name="P2">    <text:span text:style-name="T7">write</text:span><text:span text:style-name="T1">(length);</text:span></text:p>
      <text:p text:style-name="P2">    <text:span text:style-name="T7">write</text:span><text:span text:style-name="T1">(</text:span><text:span text:style-name="T10">~</text:span><text:span text:style-name="T1">length </text:span><text:span text:style-name="T10">+</text:span><text:span text:style-name="T1"> </text:span><text:span text:style-name="T12">1</text:span><text:span text:style-name="T1">);</text:span><text:span text:style-name="T14">                 // checksum of length</text:span></text:p>
      <text:p text:style-name="P2">    </text:p>
      <text:p text:style-name="P2">    <text:span text:style-name="T7">write</text:span><text:span text:style-name="T1">(PN532_HOSTTOPN532);</text:span></text:p>
      <text:p text:style-name="P2">    <text:span text:style-name="T3">uint8_t</text:span><text:span text:style-name="T1"> sum </text:span><text:span text:style-name="T10">=</text:span><text:span text:style-name="T1"> PN532_HOSTTOPN532;</text:span><text:span text:style-name="T14">    // sum of TFI + DATA</text:span></text:p>
      <text:p text:style-name="P2">    </text:p>
      <text:p text:style-name="P2">    <text:span text:style-name="T7">DMSG</text:span><text:span text:style-name="T1">(</text:span><text:span text:style-name="T5">"write: "</text:span><text:span text:style-name="T1">);</text:span></text:p>
      <text:p text:style-name="P2">       </text:p>
      <text:p text:style-name="P2">    <text:span text:style-name="T3">for</text:span><text:span text:style-name="T1"> (</text:span><text:span text:style-name="T3">uint8_t</text:span><text:span text:style-name="T1"> i </text:span><text:span text:style-name="T10">=</text:span><text:span text:style-name="T1"> </text:span><text:span text:style-name="T12">0</text:span><text:span text:style-name="T1">; i </text:span><text:span text:style-name="T10">&lt;</text:span><text:span text:style-name="T1"> hlen; i</text:span><text:span text:style-name="T10">++</text:span><text:span text:style-name="T1">) {</text:span></text:p>
      <text:p text:style-name="P2">        <text:span text:style-name="T3">if</text:span><text:span text:style-name="T1"> (</text:span><text:span text:style-name="T7">write</text:span><text:span text:style-name="T1">(</text:span><text:span text:style-name="T13">header</text:span><text:span text:style-name="T1">[i])) {</text:span></text:p>
      <text:p text:style-name="P2">            <text:span text:style-name="T1">sum </text:span><text:span text:style-name="T10">+=</text:span><text:span text:style-name="T1"> </text:span><text:span text:style-name="T13">header</text:span><text:span text:style-name="T1">[i];</text:span></text:p>
      <text:p text:style-name="P2">            </text:p>
      <text:p text:style-name="P2"><text:soft-page-break/>            <text:span text:style-name="T7">DMSG_HEX</text:span><text:span text:style-name="T1">(</text:span><text:span text:style-name="T13">header</text:span><text:span text:style-name="T1">[i]);</text:span></text:p>
      <text:p text:style-name="P2">        <text:span text:style-name="T1">} </text:span><text:span text:style-name="T3">else</text:span><text:span text:style-name="T1"> {</text:span></text:p>
      <text:p text:style-name="P2">            <text:span text:style-name="T7">DMSG</text:span><text:span text:style-name="T1">(</text:span><text:span text:style-name="T5">"</text:span><text:span text:style-name="T12">\n</text:span><text:span text:style-name="T5">Too many data to send, I2C doesn't support such a big packet</text:span><text:span text:style-name="T12">\n</text:span><text:span text:style-name="T5">"</text:span><text:span text:style-name="T1">);</text:span><text:span text:style-name="T14">     // I2C max packet: 32 bytes</text:span></text:p>
      <text:p text:style-name="P2">            <text:span text:style-name="T3">return</text:span><text:span text:style-name="T1"> PN532_INVALID_FRAME;</text:span></text:p>
      <text:p text:style-name="P2">        <text:span text:style-name="T1">}</text:span></text:p>
      <text:p text:style-name="P2">    <text:span text:style-name="T1">}</text:span></text:p>
      <text:p text:style-name="P5"/>
      <text:p text:style-name="P2">    <text:span text:style-name="T3">for</text:span><text:span text:style-name="T1"> (</text:span><text:span text:style-name="T3">uint8_t</text:span><text:span text:style-name="T1"> i </text:span><text:span text:style-name="T10">=</text:span><text:span text:style-name="T1"> </text:span><text:span text:style-name="T12">0</text:span><text:span text:style-name="T1">; i </text:span><text:span text:style-name="T10">&lt;</text:span><text:span text:style-name="T1"> blen; i</text:span><text:span text:style-name="T10">++</text:span><text:span text:style-name="T1">) {</text:span></text:p>
      <text:p text:style-name="P2">        <text:span text:style-name="T3">if</text:span><text:span text:style-name="T1"> (</text:span><text:span text:style-name="T7">write</text:span><text:span text:style-name="T1">(</text:span><text:span text:style-name="T13">body</text:span><text:span text:style-name="T1">[i])) {</text:span></text:p>
      <text:p text:style-name="P2">            <text:span text:style-name="T1">sum </text:span><text:span text:style-name="T10">+=</text:span><text:span text:style-name="T1"> </text:span><text:span text:style-name="T13">body</text:span><text:span text:style-name="T1">[i];</text:span></text:p>
      <text:p text:style-name="P2">            </text:p>
      <text:p text:style-name="P2">            <text:span text:style-name="T7">DMSG_HEX</text:span><text:span text:style-name="T1">(</text:span><text:span text:style-name="T13">body</text:span><text:span text:style-name="T1">[i]);</text:span></text:p>
      <text:p text:style-name="P2">        <text:span text:style-name="T1">} </text:span><text:span text:style-name="T3">else</text:span><text:span text:style-name="T1"> {</text:span></text:p>
      <text:p text:style-name="P2">            <text:span text:style-name="T7">DMSG</text:span><text:span text:style-name="T1">(</text:span><text:span text:style-name="T5">"</text:span><text:span text:style-name="T12">\n</text:span><text:span text:style-name="T5">Too many data to send, I2C doesn't support such a big packet</text:span><text:span text:style-name="T12">\n</text:span><text:span text:style-name="T5">"</text:span><text:span text:style-name="T1">);</text:span><text:span text:style-name="T14">     // I2C max packet: 32 bytes</text:span></text:p>
      <text:p text:style-name="P2">            <text:span text:style-name="T3">return</text:span><text:span text:style-name="T1"> PN532_INVALID_FRAME;</text:span></text:p>
      <text:p text:style-name="P2">        <text:span text:style-name="T1">}</text:span></text:p>
      <text:p text:style-name="P2">    <text:span text:style-name="T1">}</text:span></text:p>
      <text:p text:style-name="P2">  </text:p>
      <text:p text:style-name="P2">    <text:span text:style-name="T3">uint8_t</text:span><text:span text:style-name="T1"> checksum </text:span><text:span text:style-name="T10">=</text:span><text:span text:style-name="T1"> </text:span><text:span text:style-name="T10">~</text:span><text:span text:style-name="T1">sum </text:span><text:span text:style-name="T10">+</text:span><text:span text:style-name="T1"> </text:span><text:span text:style-name="T12">1</text:span><text:span text:style-name="T1">;</text:span><text:span text:style-name="T14">            // checksum of TFI + DATA</text:span></text:p>
      <text:p text:style-name="P2">    <text:span text:style-name="T7">write</text:span><text:span text:style-name="T1">(checksum);</text:span></text:p>
      <text:p text:style-name="P2">    <text:span text:style-name="T7">write</text:span><text:span text:style-name="T1">(PN532_POSTAMBLE);</text:span></text:p>
      <text:p text:style-name="P2">    </text:p>
      <text:p text:style-name="P2">    <text:span text:style-name="T13">_wire</text:span><text:span text:style-name="T1">-&gt;</text:span><text:span text:style-name="T7">endTransmission</text:span><text:span text:style-name="T1">();</text:span></text:p>
      <text:p text:style-name="P2">    </text:p>
      <text:p text:style-name="P2">    <text:span text:style-name="T7">DMSG</text:span><text:span text:style-name="T1">(</text:span><text:span text:style-name="T5">'</text:span><text:span text:style-name="T12">\n</text:span><text:span text:style-name="T5">'</text:span><text:span text:style-name="T1">);</text:span></text:p>
      <text:p text:style-name="P5"/>
      <text:p text:style-name="P2">    <text:span text:style-name="T3">return</text:span><text:span text:style-name="T1"> </text:span><text:span text:style-name="T7">readAckFrame</text:span><text:span text:style-name="T1">();</text:span></text:p>
      <text:p text:style-name="P1">}</text:p>
      <text:p text:style-name="P5"/>
      <text:p text:style-name="P1"><text:span text:style-name="T2">int16_t</text:span> <text:span text:style-name="T8">PN532_I2C</text:span>::<text:span text:style-name="T6">getResponseLength</text:span>(<text:span text:style-name="T2">uint8_t</text:span> <text:span text:style-name="T11">buf</text:span>[], <text:span text:style-name="T2">uint8_t</text:span> <text:span text:style-name="T11">len</text:span>, <text:span text:style-name="T2">uint16_t</text:span> <text:span text:style-name="T11">timeout</text:span>) {</text:p>
      <text:p text:style-name="P2">    <text:span text:style-name="T3">const</text:span><text:span text:style-name="T1"> </text:span><text:span text:style-name="T3">uint8_t</text:span><text:span text:style-name="T1"> PN532_NACK[] </text:span><text:span text:style-name="T10">=</text:span><text:span text:style-name="T1"> {</text:span><text:span text:style-name="T12">0</text:span><text:span text:style-name="T1">, </text:span><text:span text:style-name="T12">0</text:span><text:span text:style-name="T1">, </text:span><text:span text:style-name="T12">0xFF</text:span><text:span text:style-name="T1">, </text:span><text:span text:style-name="T12">0xFF</text:span><text:span text:style-name="T1">, </text:span><text:span text:style-name="T12">0</text:span><text:span text:style-name="T1">, </text:span><text:span text:style-name="T12">0</text:span><text:span text:style-name="T1">};</text:span></text:p>
      <text:p text:style-name="P2">    <text:span text:style-name="T3">uint16_t</text:span><text:span text:style-name="T1"> time </text:span><text:span text:style-name="T10">=</text:span><text:span text:style-name="T1"> </text:span><text:span text:style-name="T12">0</text:span><text:span text:style-name="T1">;</text:span></text:p>
      <text:p text:style-name="P5"/>
      <text:p text:style-name="P2">    <text:span text:style-name="T3">do</text:span><text:span text:style-name="T1"> {</text:span></text:p>
      <text:p text:style-name="P2">        <text:span text:style-name="T3">if</text:span><text:span text:style-name="T1"> (</text:span><text:span text:style-name="T13">_wire</text:span><text:span text:style-name="T1">-&gt;</text:span><text:span text:style-name="T7">requestFrom</text:span><text:span text:style-name="T1">(PN532_I2C_ADDRESS, </text:span><text:span text:style-name="T12">6</text:span><text:span text:style-name="T1">)) {</text:span></text:p>
      <text:p text:style-name="P2">            <text:span text:style-name="T3">if</text:span><text:span text:style-name="T1"> (</text:span><text:span text:style-name="T7">read</text:span><text:span text:style-name="T1">() </text:span><text:span text:style-name="T10">&amp;</text:span><text:span text:style-name="T1"> </text:span><text:span text:style-name="T12">1</text:span><text:span text:style-name="T1">) {</text:span><text:span text:style-name="T14">  // check first byte --- status</text:span></text:p>
      <text:p text:style-name="P2">                <text:span text:style-name="T3">break</text:span><text:span text:style-name="T1">;</text:span><text:span text:style-name="T14">         // PN532 is ready</text:span></text:p>
      <text:p text:style-name="P2">            <text:span text:style-name="T1">}</text:span></text:p>
      <text:p text:style-name="P2">        <text:span text:style-name="T1">}</text:span></text:p>
      <text:p text:style-name="P5"/>
      <text:p text:style-name="P2">        <text:span text:style-name="T7">delay</text:span><text:span text:style-name="T1">(</text:span><text:span text:style-name="T12">1</text:span><text:span text:style-name="T1">);</text:span></text:p>
      <text:p text:style-name="P2">        <text:span text:style-name="T1">time</text:span><text:span text:style-name="T10">++</text:span><text:span text:style-name="T1">;</text:span></text:p>
      <text:p text:style-name="P2">        <text:span text:style-name="T3">if</text:span><text:span text:style-name="T1"> ((</text:span><text:span text:style-name="T12">0</text:span><text:span text:style-name="T1"> </text:span><text:span text:style-name="T10">!=</text:span><text:span text:style-name="T1"> timeout) </text:span><text:span text:style-name="T10">&amp;&amp;</text:span><text:span text:style-name="T1"> (time </text:span><text:span text:style-name="T10">&gt;</text:span><text:span text:style-name="T1"> timeout)) {</text:span></text:p>
      <text:p text:style-name="P2">            <text:span text:style-name="T3">return</text:span><text:span text:style-name="T1"> </text:span><text:span text:style-name="T10">-</text:span><text:span text:style-name="T12">1</text:span><text:span text:style-name="T1">;</text:span></text:p>
      <text:p text:style-name="P2">        <text:span text:style-name="T1">}</text:span></text:p>
      <text:p text:style-name="P2">    <text:span text:style-name="T1">} </text:span><text:span text:style-name="T3">while</text:span><text:span text:style-name="T1"> (</text:span><text:span text:style-name="T12">1</text:span><text:span text:style-name="T1">); </text:span></text:p>
      <text:p text:style-name="P2">    </text:p>
      <text:p text:style-name="P2"><text:soft-page-break/>    <text:span text:style-name="T3">if</text:span><text:span text:style-name="T1"> (</text:span><text:span text:style-name="T12">0x00</text:span><text:span text:style-name="T1"> </text:span><text:span text:style-name="T10">!=</text:span><text:span text:style-name="T1"> </text:span><text:span text:style-name="T7">read</text:span><text:span text:style-name="T1">()      </text:span><text:span text:style-name="T10">||</text:span><text:span text:style-name="T14">       // PREAMBLE</text:span></text:p>
      <text:p text:style-name="P2">            <text:span text:style-name="T12">0x00</text:span><text:span text:style-name="T1"> </text:span><text:span text:style-name="T10">!=</text:span><text:span text:style-name="T1"> </text:span><text:span text:style-name="T7">read</text:span><text:span text:style-name="T1">()  </text:span><text:span text:style-name="T10">||</text:span><text:span text:style-name="T14">       // STARTCODE1</text:span></text:p>
      <text:p text:style-name="P2">            <text:span text:style-name="T12">0xFF</text:span><text:span text:style-name="T1"> </text:span><text:span text:style-name="T10">!=</text:span><text:span text:style-name="T1"> </text:span><text:span text:style-name="T7">read</text:span><text:span text:style-name="T1">()</text:span><text:span text:style-name="T14">           // STARTCODE2</text:span></text:p>
      <text:p text:style-name="P2">        <text:span text:style-name="T1">) {</text:span></text:p>
      <text:p text:style-name="P2">        </text:p>
      <text:p text:style-name="P2">        <text:span text:style-name="T3">return</text:span><text:span text:style-name="T1"> PN532_INVALID_FRAME;</text:span></text:p>
      <text:p text:style-name="P2">    <text:span text:style-name="T1">}</text:span></text:p>
      <text:p text:style-name="P2">    </text:p>
      <text:p text:style-name="P2">    <text:span text:style-name="T3">uint8_t</text:span><text:span text:style-name="T1"> length </text:span><text:span text:style-name="T10">=</text:span><text:span text:style-name="T1"> </text:span><text:span text:style-name="T7">read</text:span><text:span text:style-name="T1">();</text:span></text:p>
      <text:p text:style-name="P5"/>
      <text:p text:style-name="P4">    <text:span text:style-name="T1">// request for last respond msg again</text:span></text:p>
      <text:p text:style-name="P2">    <text:span text:style-name="T13">_wire</text:span><text:span text:style-name="T1">-&gt;</text:span><text:span text:style-name="T7">beginTransmission</text:span><text:span text:style-name="T1">(PN532_I2C_ADDRESS);</text:span></text:p>
      <text:p text:style-name="P2">    <text:span text:style-name="T3">for</text:span><text:span text:style-name="T1"> (</text:span><text:span text:style-name="T3">uint16_t</text:span><text:span text:style-name="T1"> i </text:span><text:span text:style-name="T10">=</text:span><text:span text:style-name="T1"> </text:span><text:span text:style-name="T12">0</text:span><text:span text:style-name="T1">; i </text:span><text:span text:style-name="T10">&lt;</text:span><text:span text:style-name="T1"> </text:span><text:span text:style-name="T10">sizeof</text:span><text:span text:style-name="T1">(PN532_NACK); </text:span><text:span text:style-name="T10">++</text:span><text:span text:style-name="T1">i) {</text:span></text:p>
      <text:p text:style-name="P2">      <text:span text:style-name="T7">write</text:span><text:span text:style-name="T1">(</text:span><text:span text:style-name="T13">PN532_NACK</text:span><text:span text:style-name="T1">[i]);</text:span></text:p>
      <text:p text:style-name="P2">    <text:span text:style-name="T1">}</text:span></text:p>
      <text:p text:style-name="P2">    <text:span text:style-name="T13">_wire</text:span><text:span text:style-name="T1">-&gt;</text:span><text:span text:style-name="T7">endTransmission</text:span><text:span text:style-name="T1">();</text:span></text:p>
      <text:p text:style-name="P5"/>
      <text:p text:style-name="P2">    <text:span text:style-name="T3">return</text:span><text:span text:style-name="T1"> length;</text:span></text:p>
      <text:p text:style-name="P1">}</text:p>
      <text:p text:style-name="P5"/>
      <text:p text:style-name="P1"><text:span text:style-name="T2">int16_t</text:span> <text:span text:style-name="T8">PN532_I2C</text:span>::<text:span text:style-name="T6">readResponse</text:span>(<text:span text:style-name="T2">uint8_t</text:span> <text:span text:style-name="T11">buf</text:span>[], <text:span text:style-name="T2">uint8_t</text:span> <text:span text:style-name="T11">len</text:span>, <text:span text:style-name="T2">uint16_t</text:span> <text:span text:style-name="T11">timeout</text:span>)</text:p>
      <text:p text:style-name="P1">{</text:p>
      <text:p text:style-name="P2">    <text:span text:style-name="T3">uint16_t</text:span><text:span text:style-name="T1"> time </text:span><text:span text:style-name="T10">=</text:span><text:span text:style-name="T1"> </text:span><text:span text:style-name="T12">0</text:span><text:span text:style-name="T1">;</text:span></text:p>
      <text:p text:style-name="P2">    <text:span text:style-name="T3">uint8_t</text:span><text:span text:style-name="T1"> length;</text:span></text:p>
      <text:p text:style-name="P5"/>
      <text:p text:style-name="P2">    <text:span text:style-name="T1">length </text:span><text:span text:style-name="T10">=</text:span><text:span text:style-name="T1"> </text:span><text:span text:style-name="T7">getResponseLength</text:span><text:span text:style-name="T1">(buf, len, timeout);</text:span></text:p>
      <text:p text:style-name="P5"/>
      <text:p text:style-name="P4">    <text:span text:style-name="T1">// [RDY] 00 00 FF LEN LCS (TFI PD0 ... PDn) DCS 00</text:span></text:p>
      <text:p text:style-name="P2">    <text:span text:style-name="T3">do</text:span><text:span text:style-name="T1"> {</text:span></text:p>
      <text:p text:style-name="P2">        <text:span text:style-name="T3">if</text:span><text:span text:style-name="T1"> (</text:span><text:span text:style-name="T13">_wire</text:span><text:span text:style-name="T1">-&gt;</text:span><text:span text:style-name="T7">requestFrom</text:span><text:span text:style-name="T1">(PN532_I2C_ADDRESS, </text:span><text:span text:style-name="T12">6</text:span><text:span text:style-name="T1"> </text:span><text:span text:style-name="T10">+</text:span><text:span text:style-name="T1"> length </text:span><text:span text:style-name="T10">+</text:span><text:span text:style-name="T1"> </text:span><text:span text:style-name="T12">2</text:span><text:span text:style-name="T1">)) {</text:span></text:p>
      <text:p text:style-name="P2">            <text:span text:style-name="T3">if</text:span><text:span text:style-name="T1"> (</text:span><text:span text:style-name="T7">read</text:span><text:span text:style-name="T1">() </text:span><text:span text:style-name="T10">&amp;</text:span><text:span text:style-name="T1"> </text:span><text:span text:style-name="T12">1</text:span><text:span text:style-name="T1">) {</text:span><text:span text:style-name="T14">  // check first byte --- status</text:span></text:p>
      <text:p text:style-name="P2">                <text:span text:style-name="T3">break</text:span><text:span text:style-name="T1">;</text:span><text:span text:style-name="T14">         // PN532 is ready</text:span></text:p>
      <text:p text:style-name="P2">            <text:span text:style-name="T1">}</text:span></text:p>
      <text:p text:style-name="P2">        <text:span text:style-name="T1">}</text:span></text:p>
      <text:p text:style-name="P5"/>
      <text:p text:style-name="P2">        <text:span text:style-name="T7">delay</text:span><text:span text:style-name="T1">(</text:span><text:span text:style-name="T12">1</text:span><text:span text:style-name="T1">);</text:span></text:p>
      <text:p text:style-name="P2">        <text:span text:style-name="T1">time</text:span><text:span text:style-name="T10">++</text:span><text:span text:style-name="T1">;</text:span></text:p>
      <text:p text:style-name="P2">        <text:span text:style-name="T3">if</text:span><text:span text:style-name="T1"> ((</text:span><text:span text:style-name="T12">0</text:span><text:span text:style-name="T1"> </text:span><text:span text:style-name="T10">!=</text:span><text:span text:style-name="T1"> timeout) </text:span><text:span text:style-name="T10">&amp;&amp;</text:span><text:span text:style-name="T1"> (time </text:span><text:span text:style-name="T10">&gt;</text:span><text:span text:style-name="T1"> timeout)) {</text:span></text:p>
      <text:p text:style-name="P2">            <text:span text:style-name="T3">return</text:span><text:span text:style-name="T1"> </text:span><text:span text:style-name="T10">-</text:span><text:span text:style-name="T12">1</text:span><text:span text:style-name="T1">;</text:span></text:p>
      <text:p text:style-name="P2">        <text:span text:style-name="T1">}</text:span></text:p>
      <text:p text:style-name="P2">    <text:span text:style-name="T1">} </text:span><text:span text:style-name="T3">while</text:span><text:span text:style-name="T1"> (</text:span><text:span text:style-name="T12">1</text:span><text:span text:style-name="T1">); </text:span></text:p>
      <text:p text:style-name="P2">    </text:p>
      <text:p text:style-name="P2">    <text:span text:style-name="T3">if</text:span><text:span text:style-name="T1"> (</text:span><text:span text:style-name="T12">0x00</text:span><text:span text:style-name="T1"> </text:span><text:span text:style-name="T10">!=</text:span><text:span text:style-name="T1"> </text:span><text:span text:style-name="T7">read</text:span><text:span text:style-name="T1">()      </text:span><text:span text:style-name="T10">||</text:span><text:span text:style-name="T14">       // PREAMBLE</text:span></text:p>
      <text:p text:style-name="P2">            <text:span text:style-name="T12">0x00</text:span><text:span text:style-name="T1"> </text:span><text:span text:style-name="T10">!=</text:span><text:span text:style-name="T1"> </text:span><text:span text:style-name="T7">read</text:span><text:span text:style-name="T1">()  </text:span><text:span text:style-name="T10">||</text:span><text:span text:style-name="T14">       // STARTCODE1</text:span></text:p>
      <text:p text:style-name="P2">            <text:span text:style-name="T12">0xFF</text:span><text:span text:style-name="T1"> </text:span><text:span text:style-name="T10">!=</text:span><text:span text:style-name="T1"> </text:span><text:span text:style-name="T7">read</text:span><text:span text:style-name="T1">()</text:span><text:span text:style-name="T14">           // STARTCODE2</text:span></text:p>
      <text:p text:style-name="P2">        <text:span text:style-name="T1">) {</text:span></text:p>
      <text:p text:style-name="P2">        </text:p>
      <text:p text:style-name="P2">        <text:span text:style-name="T3">return</text:span><text:span text:style-name="T1"> PN532_INVALID_FRAME;</text:span></text:p>
      <text:p text:style-name="P2">    <text:span text:style-name="T1">}</text:span></text:p>
      <text:p text:style-name="P2">    </text:p>
      <text:p text:style-name="P2"><text:soft-page-break/>    <text:span text:style-name="T1">length </text:span><text:span text:style-name="T10">=</text:span><text:span text:style-name="T1"> </text:span><text:span text:style-name="T7">read</text:span><text:span text:style-name="T1">();</text:span></text:p>
      <text:p text:style-name="P5"/>
      <text:p text:style-name="P2">    <text:span text:style-name="T3">if</text:span><text:span text:style-name="T1"> (</text:span><text:span text:style-name="T12">0</text:span><text:span text:style-name="T1"> </text:span><text:span text:style-name="T10">!=</text:span><text:span text:style-name="T1"> (</text:span><text:span text:style-name="T3">uint8_t</text:span><text:span text:style-name="T1">)(length </text:span><text:span text:style-name="T10">+</text:span><text:span text:style-name="T1"> </text:span><text:span text:style-name="T7">read</text:span><text:span text:style-name="T1">())) {</text:span><text:span text:style-name="T14">   // checksum of length</text:span></text:p>
      <text:p text:style-name="P2">        <text:span text:style-name="T3">return</text:span><text:span text:style-name="T1"> PN532_INVALID_FRAME;</text:span></text:p>
      <text:p text:style-name="P2">    <text:span text:style-name="T1">}</text:span></text:p>
      <text:p text:style-name="P2">    </text:p>
      <text:p text:style-name="P2">    <text:span text:style-name="T3">uint8_t</text:span><text:span text:style-name="T1"> cmd </text:span><text:span text:style-name="T10">=</text:span><text:span text:style-name="T1"> command </text:span><text:span text:style-name="T10">+</text:span><text:span text:style-name="T1"> </text:span><text:span text:style-name="T12">1</text:span><text:span text:style-name="T1">;</text:span><text:span text:style-name="T14">               // response command</text:span></text:p>
      <text:p text:style-name="P2">    <text:span text:style-name="T3">if</text:span><text:span text:style-name="T1"> (PN532_PN532TOHOST </text:span><text:span text:style-name="T10">!=</text:span><text:span text:style-name="T1"> </text:span><text:span text:style-name="T7">read</text:span><text:span text:style-name="T1">() </text:span><text:span text:style-name="T10">||</text:span><text:span text:style-name="T1"> (cmd) </text:span><text:span text:style-name="T10">!=</text:span><text:span text:style-name="T1"> </text:span><text:span text:style-name="T7">read</text:span><text:span text:style-name="T1">()) {</text:span></text:p>
      <text:p text:style-name="P2">        <text:span text:style-name="T3">return</text:span><text:span text:style-name="T1"> PN532_INVALID_FRAME;</text:span></text:p>
      <text:p text:style-name="P2">    <text:span text:style-name="T1">}</text:span></text:p>
      <text:p text:style-name="P2">    </text:p>
      <text:p text:style-name="P2">    <text:span text:style-name="T1">length </text:span><text:span text:style-name="T10">-=</text:span><text:span text:style-name="T1"> </text:span><text:span text:style-name="T12">2</text:span><text:span text:style-name="T1">;</text:span></text:p>
      <text:p text:style-name="P2">    <text:span text:style-name="T3">if</text:span><text:span text:style-name="T1"> (length </text:span><text:span text:style-name="T10">&gt;</text:span><text:span text:style-name="T1"> len) {</text:span></text:p>
      <text:p text:style-name="P2">        <text:span text:style-name="T3">return</text:span><text:span text:style-name="T1"> PN532_NO_SPACE;</text:span><text:span text:style-name="T14">  // not enough space</text:span></text:p>
      <text:p text:style-name="P2">    <text:span text:style-name="T1">}</text:span></text:p>
      <text:p text:style-name="P2">    </text:p>
      <text:p text:style-name="P2">    <text:span text:style-name="T7">DMSG</text:span><text:span text:style-name="T1">(</text:span><text:span text:style-name="T5">"read:  "</text:span><text:span text:style-name="T1">);</text:span></text:p>
      <text:p text:style-name="P2">    <text:span text:style-name="T7">DMSG_HEX</text:span><text:span text:style-name="T1">(cmd);</text:span></text:p>
      <text:p text:style-name="P2">    </text:p>
      <text:p text:style-name="P2">    <text:span text:style-name="T3">uint8_t</text:span><text:span text:style-name="T1"> sum </text:span><text:span text:style-name="T10">=</text:span><text:span text:style-name="T1"> PN532_PN532TOHOST </text:span><text:span text:style-name="T10">+</text:span><text:span text:style-name="T1"> cmd;</text:span></text:p>
      <text:p text:style-name="P2">    <text:span text:style-name="T3">for</text:span><text:span text:style-name="T1"> (</text:span><text:span text:style-name="T3">uint8_t</text:span><text:span text:style-name="T1"> i </text:span><text:span text:style-name="T10">=</text:span><text:span text:style-name="T1"> </text:span><text:span text:style-name="T12">0</text:span><text:span text:style-name="T1">; i </text:span><text:span text:style-name="T10">&lt;</text:span><text:span text:style-name="T1"> length; i</text:span><text:span text:style-name="T10">++</text:span><text:span text:style-name="T1">) {</text:span></text:p>
      <text:p text:style-name="P2">        <text:span text:style-name="T13">buf</text:span><text:span text:style-name="T1">[i] </text:span><text:span text:style-name="T10">=</text:span><text:span text:style-name="T1"> </text:span><text:span text:style-name="T7">read</text:span><text:span text:style-name="T1">();</text:span></text:p>
      <text:p text:style-name="P2">        <text:span text:style-name="T1">sum </text:span><text:span text:style-name="T10">+=</text:span><text:span text:style-name="T1"> </text:span><text:span text:style-name="T13">buf</text:span><text:span text:style-name="T1">[i];</text:span></text:p>
      <text:p text:style-name="P2">        </text:p>
      <text:p text:style-name="P2">        <text:span text:style-name="T7">DMSG_HEX</text:span><text:span text:style-name="T1">(</text:span><text:span text:style-name="T13">buf</text:span><text:span text:style-name="T1">[i]);</text:span></text:p>
      <text:p text:style-name="P2">    <text:span text:style-name="T1">}</text:span></text:p>
      <text:p text:style-name="P2">    <text:span text:style-name="T7">DMSG</text:span><text:span text:style-name="T1">(</text:span><text:span text:style-name="T5">'</text:span><text:span text:style-name="T12">\n</text:span><text:span text:style-name="T5">'</text:span><text:span text:style-name="T1">);</text:span></text:p>
      <text:p text:style-name="P2">    </text:p>
      <text:p text:style-name="P2">    <text:span text:style-name="T3">uint8_t</text:span><text:span text:style-name="T1"> checksum </text:span><text:span text:style-name="T10">=</text:span><text:span text:style-name="T1"> </text:span><text:span text:style-name="T7">read</text:span><text:span text:style-name="T1">();</text:span></text:p>
      <text:p text:style-name="P2">    <text:span text:style-name="T3">if</text:span><text:span text:style-name="T1"> (</text:span><text:span text:style-name="T12">0</text:span><text:span text:style-name="T1"> </text:span><text:span text:style-name="T10">!=</text:span><text:span text:style-name="T1"> (</text:span><text:span text:style-name="T3">uint8_t</text:span><text:span text:style-name="T1">)(sum </text:span><text:span text:style-name="T10">+</text:span><text:span text:style-name="T1"> checksum)) {</text:span></text:p>
      <text:p text:style-name="P2">        <text:span text:style-name="T7">DMSG</text:span><text:span text:style-name="T1">(</text:span><text:span text:style-name="T5">"checksum is not ok</text:span><text:span text:style-name="T12">\n</text:span><text:span text:style-name="T5">"</text:span><text:span text:style-name="T1">);</text:span></text:p>
      <text:p text:style-name="P2">        <text:span text:style-name="T3">return</text:span><text:span text:style-name="T1"> PN532_INVALID_FRAME;</text:span></text:p>
      <text:p text:style-name="P2">    <text:span text:style-name="T1">}</text:span></text:p>
      <text:p text:style-name="P2">    <text:span text:style-name="T7">read</text:span><text:span text:style-name="T1">();</text:span><text:span text:style-name="T14">         // POSTAMBLE</text:span></text:p>
      <text:p text:style-name="P2">    </text:p>
      <text:p text:style-name="P2">    <text:span text:style-name="T3">return</text:span><text:span text:style-name="T1"> length;</text:span></text:p>
      <text:p text:style-name="P1">}</text:p>
      <text:p text:style-name="P5"/>
      <text:p text:style-name="P1"><text:span text:style-name="T2">int8_t</text:span> <text:span text:style-name="T8">PN532_I2C</text:span>::<text:span text:style-name="T6">readAckFrame</text:span>()</text:p>
      <text:p text:style-name="P1">{</text:p>
      <text:p text:style-name="P2">    <text:span text:style-name="T3">const</text:span><text:span text:style-name="T1"> </text:span><text:span text:style-name="T3">uint8_t</text:span><text:span text:style-name="T1"> PN532_ACK[] </text:span><text:span text:style-name="T10">=</text:span><text:span text:style-name="T1"> {</text:span><text:span text:style-name="T12">0</text:span><text:span text:style-name="T1">, </text:span><text:span text:style-name="T12">0</text:span><text:span text:style-name="T1">, </text:span><text:span text:style-name="T12">0xFF</text:span><text:span text:style-name="T1">, </text:span><text:span text:style-name="T12">0</text:span><text:span text:style-name="T1">, </text:span><text:span text:style-name="T12">0xFF</text:span><text:span text:style-name="T1">, </text:span><text:span text:style-name="T12">0</text:span><text:span text:style-name="T1">};</text:span></text:p>
      <text:p text:style-name="P2">    <text:span text:style-name="T3">uint8_t</text:span><text:span text:style-name="T1"> </text:span><text:span text:style-name="T13">ackBuf</text:span><text:span text:style-name="T1">[</text:span><text:span text:style-name="T10">sizeof</text:span><text:span text:style-name="T1">(PN532_ACK)];</text:span></text:p>
      <text:p text:style-name="P2">    </text:p>
      <text:p text:style-name="P2">    <text:span text:style-name="T7">DMSG</text:span><text:span text:style-name="T1">(</text:span><text:span text:style-name="T5">"wait for ack at : "</text:span><text:span text:style-name="T1">);</text:span></text:p>
      <text:p text:style-name="P2">    <text:span text:style-name="T7">DMSG</text:span><text:span text:style-name="T1">(</text:span><text:span text:style-name="T7">millis</text:span><text:span text:style-name="T1">());</text:span></text:p>
      <text:p text:style-name="P2">    <text:span text:style-name="T7">DMSG</text:span><text:span text:style-name="T1">(</text:span><text:span text:style-name="T5">'</text:span><text:span text:style-name="T12">\n</text:span><text:span text:style-name="T5">'</text:span><text:span text:style-name="T1">);</text:span></text:p>
      <text:p text:style-name="P2">    </text:p>
      <text:p text:style-name="P2">    <text:span text:style-name="T3">uint16_t</text:span><text:span text:style-name="T1"> time </text:span><text:span text:style-name="T10">=</text:span><text:span text:style-name="T1"> </text:span><text:span text:style-name="T12">0</text:span><text:span text:style-name="T1">;</text:span></text:p>
      <text:p text:style-name="P2">    <text:span text:style-name="T3">do</text:span><text:span text:style-name="T1"> {</text:span></text:p>
      <text:p text:style-name="P2">        <text:span text:style-name="T3">if</text:span><text:span text:style-name="T1"> (</text:span><text:span text:style-name="T13">_wire</text:span><text:span text:style-name="T1">-&gt;</text:span><text:span text:style-name="T7">requestFrom</text:span><text:span text:style-name="T1">(PN532_I2C_ADDRESS,  </text:span><text:span text:style-name="T10">sizeof</text:span><text:span text:style-name="T1">(PN532_ACK) </text:span><text:span text:style-name="T10">+</text:span><text:span text:style-name="T1"> </text:span><text:span text:style-name="T12">1</text:span><text:span text:style-name="T1">)) {</text:span></text:p>
      <text:p text:style-name="P2"><text:soft-page-break/>            <text:span text:style-name="T3">if</text:span><text:span text:style-name="T1"> (</text:span><text:span text:style-name="T7">read</text:span><text:span text:style-name="T1">() </text:span><text:span text:style-name="T10">&amp;</text:span><text:span text:style-name="T1"> </text:span><text:span text:style-name="T12">1</text:span><text:span text:style-name="T1">) {</text:span><text:span text:style-name="T14">  // check first byte --- status</text:span></text:p>
      <text:p text:style-name="P2">                <text:span text:style-name="T3">break</text:span><text:span text:style-name="T1">;</text:span><text:span text:style-name="T14">         // PN532 is ready</text:span></text:p>
      <text:p text:style-name="P2">            <text:span text:style-name="T1">}</text:span></text:p>
      <text:p text:style-name="P2">        <text:span text:style-name="T1">}</text:span></text:p>
      <text:p text:style-name="P5"/>
      <text:p text:style-name="P2">        <text:span text:style-name="T7">delay</text:span><text:span text:style-name="T1">(</text:span><text:span text:style-name="T12">1</text:span><text:span text:style-name="T1">);</text:span></text:p>
      <text:p text:style-name="P2">        <text:span text:style-name="T1">time</text:span><text:span text:style-name="T10">++</text:span><text:span text:style-name="T1">;</text:span></text:p>
      <text:p text:style-name="P2">        <text:span text:style-name="T3">if</text:span><text:span text:style-name="T1"> (time </text:span><text:span text:style-name="T10">&gt;</text:span><text:span text:style-name="T1"> PN532_ACK_WAIT_TIME) {</text:span></text:p>
      <text:p text:style-name="P2">            <text:span text:style-name="T7">DMSG</text:span><text:span text:style-name="T1">(</text:span><text:span text:style-name="T5">"Time out when waiting for ACK</text:span><text:span text:style-name="T12">\n</text:span><text:span text:style-name="T5">"</text:span><text:span text:style-name="T1">);</text:span></text:p>
      <text:p text:style-name="P2">            <text:span text:style-name="T3">return</text:span><text:span text:style-name="T1"> PN532_TIMEOUT;</text:span></text:p>
      <text:p text:style-name="P2">        <text:span text:style-name="T1">}</text:span></text:p>
      <text:p text:style-name="P2">    <text:span text:style-name="T1">} </text:span><text:span text:style-name="T3">while</text:span><text:span text:style-name="T1"> (</text:span><text:span text:style-name="T12">1</text:span><text:span text:style-name="T1">); </text:span></text:p>
      <text:p text:style-name="P2">    </text:p>
      <text:p text:style-name="P2">    <text:span text:style-name="T7">DMSG</text:span><text:span text:style-name="T1">(</text:span><text:span text:style-name="T5">"ready at : "</text:span><text:span text:style-name="T1">);</text:span></text:p>
      <text:p text:style-name="P2">    <text:span text:style-name="T7">DMSG</text:span><text:span text:style-name="T1">(</text:span><text:span text:style-name="T7">millis</text:span><text:span text:style-name="T1">());</text:span></text:p>
      <text:p text:style-name="P2">    <text:span text:style-name="T7">DMSG</text:span><text:span text:style-name="T1">(</text:span><text:span text:style-name="T5">'</text:span><text:span text:style-name="T12">\n</text:span><text:span text:style-name="T5">'</text:span><text:span text:style-name="T1">);</text:span></text:p>
      <text:p text:style-name="P2">    </text:p>
      <text:p text:style-name="P5"/>
      <text:p text:style-name="P2">    <text:span text:style-name="T3">for</text:span><text:span text:style-name="T1"> (</text:span><text:span text:style-name="T3">uint8_t</text:span><text:span text:style-name="T1"> i </text:span><text:span text:style-name="T10">=</text:span><text:span text:style-name="T1"> </text:span><text:span text:style-name="T12">0</text:span><text:span text:style-name="T1">; i </text:span><text:span text:style-name="T10">&lt;</text:span><text:span text:style-name="T1"> </text:span><text:span text:style-name="T10">sizeof</text:span><text:span text:style-name="T1">(PN532_ACK); i</text:span><text:span text:style-name="T10">++</text:span><text:span text:style-name="T1">) {</text:span></text:p>
      <text:p text:style-name="P2">        <text:span text:style-name="T13">ackBuf</text:span><text:span text:style-name="T1">[i] </text:span><text:span text:style-name="T10">=</text:span><text:span text:style-name="T1"> </text:span><text:span text:style-name="T7">read</text:span><text:span text:style-name="T1">();</text:span></text:p>
      <text:p text:style-name="P2">    <text:span text:style-name="T1">}</text:span></text:p>
      <text:p text:style-name="P2">    </text:p>
      <text:p text:style-name="P2">    <text:span text:style-name="T3">if</text:span><text:span text:style-name="T1"> (</text:span><text:span text:style-name="T7">memcmp</text:span><text:span text:style-name="T1">(ackBuf, PN532_ACK, </text:span><text:span text:style-name="T10">sizeof</text:span><text:span text:style-name="T1">(PN532_ACK))) {</text:span></text:p>
      <text:p text:style-name="P2">        <text:span text:style-name="T7">DMSG</text:span><text:span text:style-name="T1">(</text:span><text:span text:style-name="T5">"Invalid ACK</text:span><text:span text:style-name="T12">\n</text:span><text:span text:style-name="T5">"</text:span><text:span text:style-name="T1">);</text:span></text:p>
      <text:p text:style-name="P2">        <text:span text:style-name="T3">return</text:span><text:span text:style-name="T1"> PN532_INVALID_ACK;</text:span></text:p>
      <text:p text:style-name="P2">    <text:span text:style-name="T1">}</text:span></text:p>
      <text:p text:style-name="P2">    </text:p>
      <text:p text:style-name="P2">    <text:span text:style-name="T3">return</text:span><text:span text:style-name="T1"> </text:span><text:span text:style-name="T12">0</text:span><text:span text:style-name="T1">;</text:span></text:p>
      <text:p text:style-name="P1">}</text:p>
      <text:p text:style-name="P1"/>
      <text:p text:style-name="Standard">/**</text:p>
      <text:p text:style-name="Standard"><text:s/>* @modified picospuch</text:p>
      <text:p text:style-name="Standard"><text:s/>*/</text:p>
      <text:p text:style-name="Standard"/>
      <text:p text:style-name="Standard">#include "PN532_I2C.h"</text:p>
      <text:p text:style-name="Standard">#include "PN532_debug.h"</text:p>
      <text:p text:style-name="Standard">#include "Arduino.h"</text:p>
      <text:p text:style-name="Standard"/>
      <text:p text:style-name="Standard">#define PN532_I2C_ADDRESS <text:s text:c="6"/>(0x48 &gt;&gt; 1)</text:p>
      <text:p text:style-name="Standard"/>
      <text:p text:style-name="Standard"/>
      <text:p text:style-name="Standard">PN532_I2C::PN532_I2C(TwoWire &amp;wire)</text:p>
      <text:p text:style-name="Standard">{</text:p>
      <text:p text:style-name="Standard"><text:s text:c="4"/>_wire = &amp;wire;</text:p>
      <text:p text:style-name="Standard"><text:s text:c="4"/>command = 0;</text:p>
      <text:p text:style-name="Standard">}</text:p>
      <text:p text:style-name="Standard"/>
      <text:p text:style-name="Standard">void PN532_I2C::begin()</text:p>
      <text:p text:style-name="Standard">{</text:p>
      <text:p text:style-name="Standard"><text:s text:c="4"/>_wire-&gt;begin(21,26);</text:p>
      <text:p text:style-name="Standard">}</text:p>
      <text:p text:style-name="Standard"><text:soft-page-break/></text:p>
      <text:p text:style-name="Standard">void PN532_I2C::wakeup()</text:p>
      <text:p text:style-name="Standard">{</text:p>
      <text:p text:style-name="Standard"><text:s text:c="4"/>delay(500); // wait for all ready to manipulate pn532</text:p>
      <text:p text:style-name="Standard">}</text:p>
      <text:p text:style-name="Standard"/>
      <text:p text:style-name="Standard">int8_t PN532_I2C::writeCommand(const uint8_t *header, uint8_t hlen, const uint8_t *body, uint8_t blen)</text:p>
      <text:p text:style-name="Standard">{</text:p>
      <text:p text:style-name="Standard"><text:s text:c="4"/>command = header[0];</text:p>
      <text:p text:style-name="Standard"><text:s text:c="4"/>_wire-&gt;beginTransmission(PN532_I2C_ADDRESS);</text:p>
      <text:p text:style-name="Standard"><text:s text:c="4"/></text:p>
      <text:p text:style-name="Standard"><text:s text:c="4"/>write(PN532_PREAMBLE);</text:p>
      <text:p text:style-name="Standard"><text:s text:c="4"/>write(PN532_STARTCODE1);</text:p>
      <text:p text:style-name="Standard"><text:s text:c="4"/>write(PN532_STARTCODE2);</text:p>
      <text:p text:style-name="Standard"><text:s text:c="4"/></text:p>
      <text:p text:style-name="Standard"><text:s text:c="4"/>uint8_t length = hlen + blen + 1; <text:s text:c="2"/>// length of data field: TFI + DATA</text:p>
      <text:p text:style-name="Standard"><text:s text:c="4"/>write(length);</text:p>
      <text:p text:style-name="Standard"><text:s text:c="4"/>write(~length + 1); <text:s text:c="16"/>// checksum of length</text:p>
      <text:p text:style-name="Standard"><text:s text:c="4"/></text:p>
      <text:p text:style-name="Standard"><text:s text:c="4"/>write(PN532_HOSTTOPN532);</text:p>
      <text:p text:style-name="Standard"><text:s text:c="4"/>uint8_t sum = PN532_HOSTTOPN532; <text:s text:c="3"/>// sum of TFI + DATA</text:p>
      <text:p text:style-name="Standard"><text:s text:c="4"/></text:p>
      <text:p text:style-name="Standard"><text:s text:c="4"/>DMSG("write: ");</text:p>
      <text:p text:style-name="Standard"><text:s text:c="7"/></text:p>
      <text:p text:style-name="Standard"><text:s text:c="4"/>for (uint8_t i = 0; i &lt; hlen; i++) {</text:p>
      <text:p text:style-name="Standard"><text:s text:c="8"/>if (write(header[i])) {</text:p>
      <text:p text:style-name="Standard"><text:s text:c="12"/>sum += header[i];</text:p>
      <text:p text:style-name="Standard"><text:s text:c="12"/></text:p>
      <text:p text:style-name="Standard"><text:s text:c="12"/>DMSG_HEX(header[i]);</text:p>
      <text:p text:style-name="Standard"><text:s text:c="8"/>} else {</text:p>
      <text:p text:style-name="Standard"><text:s text:c="12"/>DMSG("\nToo many data to send, I2C doesn't support such a big packet\n"); <text:s text:c="4"/>// I2C max packet: 32 bytes</text:p>
      <text:p text:style-name="Standard"><text:s text:c="12"/>return PN532_INVALID_FRAME;</text:p>
      <text:p text:style-name="Standard"><text:s text:c="8"/>}</text:p>
      <text:p text:style-name="Standard"><text:s text:c="4"/>}</text:p>
      <text:p text:style-name="Standard"/>
      <text:p text:style-name="Standard"><text:s text:c="4"/>for (uint8_t i = 0; i &lt; blen; i++) {</text:p>
      <text:p text:style-name="Standard"><text:s text:c="8"/>if (write(body[i])) {</text:p>
      <text:p text:style-name="Standard"><text:s text:c="12"/>sum += body[i];</text:p>
      <text:p text:style-name="Standard"><text:s text:c="12"/></text:p>
      <text:p text:style-name="Standard"><text:s text:c="12"/>DMSG_HEX(body[i]);</text:p>
      <text:p text:style-name="Standard"><text:s text:c="8"/>} else {</text:p>
      <text:p text:style-name="Standard"><text:s text:c="12"/>DMSG("\nToo many data to send, I2C doesn't support such a big packet\n"); <text:s text:c="4"/>// I2C max packet: 32 bytes</text:p>
      <text:p text:style-name="Standard"><text:s text:c="12"/>return PN532_INVALID_FRAME;</text:p>
      <text:p text:style-name="Standard"><text:s text:c="8"/>}</text:p>
      <text:p text:style-name="Standard"><text:s text:c="4"/>}</text:p>
      <text:p text:style-name="Standard"><text:s text:c="2"/></text:p>
      <text:p text:style-name="Standard"><text:s text:c="4"/>uint8_t checksum = ~sum + 1; <text:s text:c="11"/>// checksum of TFI + DATA</text:p>
      <text:p text:style-name="Standard"><text:s text:c="4"/>write(checksum);</text:p>
      <text:p text:style-name="Standard"><text:s text:c="4"/>write(PN532_POSTAMBLE);</text:p>
      <text:p text:style-name="Standard"><text:soft-page-break/><text:s text:c="4"/></text:p>
      <text:p text:style-name="Standard"><text:s text:c="4"/>_wire-&gt;endTransmission();</text:p>
      <text:p text:style-name="Standard"><text:s text:c="4"/></text:p>
      <text:p text:style-name="Standard"><text:s text:c="4"/>DMSG('\n');</text:p>
      <text:p text:style-name="Standard"/>
      <text:p text:style-name="Standard"><text:s text:c="4"/>return readAckFrame();</text:p>
      <text:p text:style-name="Standard">}</text:p>
      <text:p text:style-name="Standard"/>
      <text:p text:style-name="Standard">int16_t PN532_I2C::getResponseLength(uint8_t buf[], uint8_t len, uint16_t timeout) {</text:p>
      <text:p text:style-name="Standard"><text:s text:c="4"/>const uint8_t PN532_NACK[] = {0, 0, 0xFF, 0xFF, 0, 0};</text:p>
      <text:p text:style-name="Standard"><text:s text:c="4"/>uint16_t time = 0;</text:p>
      <text:p text:style-name="Standard"/>
      <text:p text:style-name="Standard"><text:s text:c="4"/>do {</text:p>
      <text:p text:style-name="Standard"><text:s text:c="8"/>if (_wire-&gt;requestFrom(PN532_I2C_ADDRESS, 6)) {</text:p>
      <text:p text:style-name="Standard"><text:s text:c="12"/>if (read() &amp; 1) { <text:s/>// check first byte --- status</text:p>
      <text:p text:style-name="Standard"><text:s text:c="16"/>break; <text:s text:c="8"/>// PN532 is ready</text:p>
      <text:p text:style-name="Standard"><text:s text:c="12"/>}</text:p>
      <text:p text:style-name="Standard"><text:s text:c="8"/>}</text:p>
      <text:p text:style-name="Standard"/>
      <text:p text:style-name="Standard"><text:s text:c="8"/>delay(1);</text:p>
      <text:p text:style-name="Standard"><text:s text:c="8"/>time++;</text:p>
      <text:p text:style-name="Standard"><text:s text:c="8"/>if ((0 != timeout) &amp;&amp; (time &gt; timeout)) {</text:p>
      <text:p text:style-name="Standard"><text:s text:c="12"/>return -1;</text:p>
      <text:p text:style-name="Standard"><text:s text:c="8"/>}</text:p>
      <text:p text:style-name="Standard"><text:s text:c="4"/>} while (1); </text:p>
      <text:p text:style-name="Standard"><text:s text:c="4"/></text:p>
      <text:p text:style-name="Standard"><text:s text:c="4"/>if (0x00 != read() <text:s text:c="5"/>|| <text:s text:c="6"/>// PREAMBLE</text:p>
      <text:p text:style-name="Standard"><text:s text:c="12"/>0x00 != read() <text:s/>|| <text:s text:c="6"/>// STARTCODE1</text:p>
      <text:p text:style-name="Standard"><text:s text:c="12"/>0xFF != read() <text:s text:c="10"/>// STARTCODE2</text:p>
      <text:p text:style-name="Standard"><text:s text:c="8"/>) {</text:p>
      <text:p text:style-name="Standard"><text:s text:c="8"/></text:p>
      <text:p text:style-name="Standard"><text:s text:c="8"/>return PN532_INVALID_FRAME;</text:p>
      <text:p text:style-name="Standard"><text:s text:c="4"/>}</text:p>
      <text:p text:style-name="Standard"><text:s text:c="4"/></text:p>
      <text:p text:style-name="Standard"><text:s text:c="4"/>uint8_t length = read();</text:p>
      <text:p text:style-name="Standard"/>
      <text:p text:style-name="Standard"><text:s text:c="4"/>// request for last respond msg again</text:p>
      <text:p text:style-name="Standard"><text:s text:c="4"/>_wire-&gt;beginTransmission(PN532_I2C_ADDRESS);</text:p>
      <text:p text:style-name="Standard"><text:s text:c="4"/>for (uint16_t i = 0; i &lt; sizeof(PN532_NACK); ++i) {</text:p>
      <text:p text:style-name="Standard"><text:s text:c="6"/>write(PN532_NACK[i]);</text:p>
      <text:p text:style-name="Standard"><text:s text:c="4"/>}</text:p>
      <text:p text:style-name="Standard"><text:s text:c="4"/>_wire-&gt;endTransmission();</text:p>
      <text:p text:style-name="Standard"/>
      <text:p text:style-name="Standard"><text:s text:c="4"/>return length;</text:p>
      <text:p text:style-name="Standard">}</text:p>
      <text:p text:style-name="Standard"/>
      <text:p text:style-name="Standard">int16_t PN532_I2C::readResponse(uint8_t buf[], uint8_t len, uint16_t timeout)</text:p>
      <text:p text:style-name="Standard">{</text:p>
      <text:p text:style-name="Standard"><text:s text:c="4"/>uint16_t time = 0;</text:p>
      <text:p text:style-name="Standard"><text:s text:c="4"/>uint8_t length;</text:p>
      <text:p text:style-name="Standard"/>
      <text:p text:style-name="Standard"><text:s text:c="4"/>length = getResponseLength(buf, len, timeout);</text:p>
      <text:p text:style-name="Standard"><text:soft-page-break/></text:p>
      <text:p text:style-name="Standard"><text:s text:c="4"/>// [RDY] 00 00 FF LEN LCS (TFI PD0 ... PDn) DCS 00</text:p>
      <text:p text:style-name="Standard"><text:s text:c="4"/>do {</text:p>
      <text:p text:style-name="Standard"><text:s text:c="8"/>if (_wire-&gt;requestFrom(PN532_I2C_ADDRESS, 6 + length + 2)) {</text:p>
      <text:p text:style-name="Standard"><text:s text:c="12"/>if (read() &amp; 1) { <text:s/>// check first byte --- status</text:p>
      <text:p text:style-name="Standard"><text:s text:c="16"/>break; <text:s text:c="8"/>// PN532 is ready</text:p>
      <text:p text:style-name="Standard"><text:s text:c="12"/>}</text:p>
      <text:p text:style-name="Standard"><text:s text:c="8"/>}</text:p>
      <text:p text:style-name="Standard"/>
      <text:p text:style-name="Standard"><text:s text:c="8"/>delay(1);</text:p>
      <text:p text:style-name="Standard"><text:s text:c="8"/>time++;</text:p>
      <text:p text:style-name="Standard"><text:s text:c="8"/>if ((0 != timeout) &amp;&amp; (time &gt; timeout)) {</text:p>
      <text:p text:style-name="Standard"><text:s text:c="12"/>return -1;</text:p>
      <text:p text:style-name="Standard"><text:s text:c="8"/>}</text:p>
      <text:p text:style-name="Standard"><text:s text:c="4"/>} while (1); </text:p>
      <text:p text:style-name="Standard"><text:s text:c="4"/></text:p>
      <text:p text:style-name="Standard"><text:s text:c="4"/>if (0x00 != read() <text:s text:c="5"/>|| <text:s text:c="6"/>// PREAMBLE</text:p>
      <text:p text:style-name="Standard"><text:s text:c="12"/>0x00 != read() <text:s/>|| <text:s text:c="6"/>// STARTCODE1</text:p>
      <text:p text:style-name="Standard"><text:s text:c="12"/>0xFF != read() <text:s text:c="10"/>// STARTCODE2</text:p>
      <text:p text:style-name="Standard"><text:s text:c="8"/>) {</text:p>
      <text:p text:style-name="Standard"><text:s text:c="8"/></text:p>
      <text:p text:style-name="Standard"><text:s text:c="8"/>return PN532_INVALID_FRAME;</text:p>
      <text:p text:style-name="Standard"><text:s text:c="4"/>}</text:p>
      <text:p text:style-name="Standard"><text:s text:c="4"/></text:p>
      <text:p text:style-name="Standard"><text:s text:c="4"/>length = read();</text:p>
      <text:p text:style-name="Standard"/>
      <text:p text:style-name="Standard"><text:s text:c="4"/>if (0 != (uint8_t)(length + read())) { <text:s text:c="2"/>// checksum of length</text:p>
      <text:p text:style-name="Standard"><text:s text:c="8"/>return PN532_INVALID_FRAME;</text:p>
      <text:p text:style-name="Standard"><text:s text:c="4"/>}</text:p>
      <text:p text:style-name="Standard"><text:s text:c="4"/></text:p>
      <text:p text:style-name="Standard"><text:s text:c="4"/>uint8_t cmd = command + 1; <text:s text:c="14"/>// response command</text:p>
      <text:p text:style-name="Standard"><text:s text:c="4"/>if (PN532_PN532TOHOST != read() || (cmd) != read()) {</text:p>
      <text:p text:style-name="Standard"><text:s text:c="8"/>return PN532_INVALID_FRAME;</text:p>
      <text:p text:style-name="Standard"><text:s text:c="4"/>}</text:p>
      <text:p text:style-name="Standard"><text:s text:c="4"/></text:p>
      <text:p text:style-name="Standard"><text:s text:c="4"/>length -= 2;</text:p>
      <text:p text:style-name="Standard"><text:s text:c="4"/>if (length &gt; len) {</text:p>
      <text:p text:style-name="Standard"><text:s text:c="8"/>return PN532_NO_SPACE; <text:s/>// not enough space</text:p>
      <text:p text:style-name="Standard"><text:s text:c="4"/>}</text:p>
      <text:p text:style-name="Standard"><text:s text:c="4"/></text:p>
      <text:p text:style-name="Standard"><text:s text:c="4"/>DMSG("read: <text:s/>");</text:p>
      <text:p text:style-name="Standard"><text:s text:c="4"/>DMSG_HEX(cmd);</text:p>
      <text:p text:style-name="Standard"><text:s text:c="4"/></text:p>
      <text:p text:style-name="Standard"><text:s text:c="4"/>uint8_t sum = PN532_PN532TOHOST + cmd;</text:p>
      <text:p text:style-name="Standard"><text:s text:c="4"/>for (uint8_t i = 0; i &lt; length; i++) {</text:p>
      <text:p text:style-name="Standard"><text:s text:c="8"/>buf[i] = read();</text:p>
      <text:p text:style-name="Standard"><text:s text:c="8"/>sum += buf[i];</text:p>
      <text:p text:style-name="Standard"><text:s text:c="8"/></text:p>
      <text:p text:style-name="Standard"><text:s text:c="8"/>DMSG_HEX(buf[i]);</text:p>
      <text:p text:style-name="Standard"><text:s text:c="4"/>}</text:p>
      <text:p text:style-name="Standard"><text:s text:c="4"/>DMSG('\n');</text:p>
      <text:p text:style-name="Standard"><text:s text:c="4"/></text:p>
      <text:p text:style-name="Standard"><text:soft-page-break/><text:s text:c="4"/>uint8_t checksum = read();</text:p>
      <text:p text:style-name="Standard"><text:s text:c="4"/>if (0 != (uint8_t)(sum + checksum)) {</text:p>
      <text:p text:style-name="Standard"><text:s text:c="8"/>DMSG("checksum is not ok\n");</text:p>
      <text:p text:style-name="Standard"><text:s text:c="8"/>return PN532_INVALID_FRAME;</text:p>
      <text:p text:style-name="Standard"><text:s text:c="4"/>}</text:p>
      <text:p text:style-name="Standard"><text:s text:c="4"/>read(); <text:s text:c="8"/>// POSTAMBLE</text:p>
      <text:p text:style-name="Standard"><text:s text:c="4"/></text:p>
      <text:p text:style-name="Standard"><text:s text:c="4"/>return length;</text:p>
      <text:p text:style-name="Standard">}</text:p>
      <text:p text:style-name="Standard"/>
      <text:p text:style-name="Standard">int8_t PN532_I2C::readAckFrame()</text:p>
      <text:p text:style-name="Standard">{</text:p>
      <text:p text:style-name="Standard"><text:s text:c="4"/>const uint8_t PN532_ACK[] = {0, 0, 0xFF, 0, 0xFF, 0};</text:p>
      <text:p text:style-name="Standard"><text:s text:c="4"/>uint8_t ackBuf[sizeof(PN532_ACK)];</text:p>
      <text:p text:style-name="Standard"><text:s text:c="4"/></text:p>
      <text:p text:style-name="Standard"><text:s text:c="4"/>DMSG("wait for ack at : ");</text:p>
      <text:p text:style-name="Standard"><text:s text:c="4"/>DMSG(millis());</text:p>
      <text:p text:style-name="Standard"><text:s text:c="4"/>DMSG('\n');</text:p>
      <text:p text:style-name="Standard"><text:s text:c="4"/></text:p>
      <text:p text:style-name="Standard"><text:s text:c="4"/>uint16_t time = 0;</text:p>
      <text:p text:style-name="Standard"><text:s text:c="4"/>do {</text:p>
      <text:p text:style-name="Standard"><text:s text:c="8"/>if (_wire-&gt;requestFrom(PN532_I2C_ADDRESS, <text:s/>sizeof(PN532_ACK) + 1)) {</text:p>
      <text:p text:style-name="Standard"><text:s text:c="12"/>if (read() &amp; 1) { <text:s/>// check first byte --- status</text:p>
      <text:p text:style-name="Standard"><text:s text:c="16"/>break; <text:s text:c="8"/>// PN532 is ready</text:p>
      <text:p text:style-name="Standard"><text:s text:c="12"/>}</text:p>
      <text:p text:style-name="Standard"><text:s text:c="8"/>}</text:p>
      <text:p text:style-name="Standard"/>
      <text:p text:style-name="Standard"><text:s text:c="8"/>delay(1);</text:p>
      <text:p text:style-name="Standard"><text:s text:c="8"/>time++;</text:p>
      <text:p text:style-name="Standard"><text:s text:c="8"/>if (time &gt; PN532_ACK_WAIT_TIME) {</text:p>
      <text:p text:style-name="Standard"><text:s text:c="12"/>DMSG("Time out when waiting for ACK\n");</text:p>
      <text:p text:style-name="Standard"><text:s text:c="12"/>return PN532_TIMEOUT;</text:p>
      <text:p text:style-name="Standard"><text:s text:c="8"/>}</text:p>
      <text:p text:style-name="Standard"><text:s text:c="4"/>} while (1); </text:p>
      <text:p text:style-name="Standard"><text:s text:c="4"/></text:p>
      <text:p text:style-name="Standard"><text:s text:c="4"/>DMSG("ready at : ");</text:p>
      <text:p text:style-name="Standard"><text:s text:c="4"/>DMSG(millis());</text:p>
      <text:p text:style-name="Standard"><text:s text:c="4"/>DMSG('\n');</text:p>
      <text:p text:style-name="Standard"><text:s text:c="4"/></text:p>
      <text:p text:style-name="Standard"/>
      <text:p text:style-name="Standard"><text:s text:c="4"/>for (uint8_t i = 0; i &lt; sizeof(PN532_ACK); i++) {</text:p>
      <text:p text:style-name="Standard"><text:s text:c="8"/>ackBuf[i] = read();</text:p>
      <text:p text:style-name="Standard"><text:s text:c="4"/>}</text:p>
      <text:p text:style-name="Standard"><text:s text:c="4"/></text:p>
      <text:p text:style-name="Standard"><text:s text:c="4"/>if (memcmp(ackBuf, PN532_ACK, sizeof(PN532_ACK))) {</text:p>
      <text:p text:style-name="Standard"><text:s text:c="8"/>DMSG("Invalid ACK\n");</text:p>
      <text:p text:style-name="Standard"><text:s text:c="8"/>return PN532_INVALID_ACK;</text:p>
      <text:p text:style-name="Standard"><text:s text:c="4"/>}</text:p>
      <text:p text:style-name="Standard"><text:s text:c="4"/>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1:34:50.181000000</meta:creation-date>
    <dc:date>2024-02-02T11:34:58.960000000</dc:date>
    <meta:editing-duration>PT9S</meta:editing-duration>
    <meta:editing-cycles>1</meta:editing-cycles>
    <meta:document-statistic meta:table-count="0" meta:image-count="0" meta:object-count="0" meta:page-count="9" meta:paragraph-count="406" meta:word-count="1254" meta:character-count="10412" meta:non-whitespace-character-count="6978"/>
    <meta:generator>LibreOffice/7.5.5.2$Windows_X86_64 LibreOffice_project/ca8fe7424262805f223b9a2334bc7181abbcbf5e</meta:generator>
  </office:meta>
</office:document-meta>
</file>